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8.3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9"/>
        </table:table-row>
        <table:table-row table:style-name="ro2">
          <table:table-cell office:value-type="string">
            <text:p>Recharge shields &amp; guns between nav points</text:p>
          </table:table-cell>
          <table:table-cell table:number-columns-repeated="9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Could be useful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WiP: Tactical board: focus CSM fire – split into two 3 destroyer group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table:number-columns-repeated="9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table:number-columns-repeated="5"/>
          <table:table-cell office:value-type="string">
            <text:p>TODO: inbound GSM strike (ground to space missile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18/03/2013</text:date>, <text:time>00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3M50S</meta:editing-duration>
    <meta:editing-cycles>221</meta:editing-cycles>
    <meta:generator>LibreOffice/3.4$Win32 LibreOffice_project/340m1$Build-302</meta:generator>
    <dc:date>2013-03-18T00:06:25.49</dc:date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